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URW Palladio L" svg:font-family="'URW Palladio L'" style:font-adornments="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AuthorsTable" style:family="table">
      <style:table-properties style:width="6.6979in" fo:margin-left="0in" table:align="left"/>
    </style:style>
    <style:style style:name="AuthorsTable.A" style:family="table-column">
      <style:table-column-properties style:column-width="1.4167in"/>
    </style:style>
    <style:style style:name="AuthorsTable.B" style:family="table-column">
      <style:table-column-properties style:column-width="1.1771in"/>
    </style:style>
    <style:style style:name="AuthorsTable.C" style:family="table-column">
      <style:table-column-properties style:column-width="1.7396in"/>
    </style:style>
    <style:style style:name="AuthorsTable.D" style:family="table-column">
      <style:table-column-properties style:column-width="2.3646in"/>
    </style:style>
    <style:style style:name="AuthorsTable.A1" style:family="table-cell">
      <style:table-cell-properties fo:background-color="#ffff00" fo:padding="0.0382in" fo:border-left="0.05pt solid #000000" fo:border-right="none" fo:border-top="none" fo:border-bottom="0.05pt solid #000000">
        <style:background-image/>
      </style:table-cell-properties>
    </style:style>
    <style:style style:name="AuthorsTable.D1" style:family="table-cell">
      <style:table-cell-properties fo:background-color="#ffff00" fo:padding="0.0382in" fo:border-left="0.05pt solid #000000" fo:border-right="0.05pt solid #000000" fo:border-top="none" fo:border-bottom="0.05pt solid #000000">
        <style:background-image/>
      </style:table-cell-properties>
    </style:style>
    <style:style style:name="AuthorsTable.A2" style:family="table-cell">
      <style:table-cell-properties fo:padding="0.0382in" fo:border-left="0.05pt solid #000000" fo:border-right="none" fo:border-top="none" fo:border-bottom="0.05pt solid #000000"/>
    </style:style>
    <style:style style:name="AuthorsTable.B2" style:family="table-cell">
      <style:table-cell-properties fo:padding="0.0382in" fo:border-left="0.05pt solid #000000" fo:border-right="none" fo:border-top="none" fo:border-bottom="0.05pt solid #000000"/>
    </style:style>
    <style:style style:name="AuthorsTable.C2" style:family="table-cell">
      <style:table-cell-properties fo:padding="0.0382in" fo:border-left="0.05pt solid #000000" fo:border-right="none" fo:border-top="none" fo:border-bottom="0.05pt solid #000000"/>
    </style:style>
    <style:style style:name="AuthorsTable.D2" style:family="table-cell">
      <style:table-cell-properties fo:padding="0.0382in" fo:border-left="0.05pt solid #000000" fo:border-right="0.05pt solid #000000" fo:border-top="none" fo:border-bottom="0.05pt solid #000000"/>
    </style:style>
    <style:style style:name="AuthorsTable.A3" style:family="table-cell">
      <style:table-cell-properties fo:padding="0.0382in" fo:border-left="0.05pt solid #000000" fo:border-right="none" fo:border-top="none" fo:border-bottom="0.05pt solid #000000"/>
    </style:style>
    <style:style style:name="AuthorsTable.B3" style:family="table-cell">
      <style:table-cell-properties fo:padding="0.0382in" fo:border-left="0.05pt solid #000000" fo:border-right="none" fo:border-top="none" fo:border-bottom="0.05pt solid #000000"/>
    </style:style>
    <style:style style:name="AuthorsTable.C3" style:family="table-cell">
      <style:table-cell-properties fo:padding="0.0382in" fo:border-left="0.05pt solid #000000" fo:border-right="none" fo:border-top="none" fo:border-bottom="0.05pt solid #000000"/>
    </style:style>
    <style:style style:name="AuthorsTable.D3" style:family="table-cell">
      <style:table-cell-properties fo:padding="0.0382in" fo:border-left="0.05pt solid #000000" fo:border-right="0.05pt solid #000000" fo:border-top="none" fo:border-bottom="0.05pt solid #000000"/>
    </style:style>
    <style:style style:name="AuthorsTable.A4" style:family="table-cell">
      <style:table-cell-properties fo:padding="0.0382in" fo:border-left="0.05pt solid #000000" fo:border-right="none" fo:border-top="none" fo:border-bottom="0.05pt solid #000000"/>
    </style:style>
    <style:style style:name="AuthorsTable.B4" style:family="table-cell">
      <style:table-cell-properties fo:padding="0.0382in" fo:border-left="0.05pt solid #000000" fo:border-right="none" fo:border-top="none" fo:border-bottom="0.05pt solid #000000"/>
    </style:style>
    <style:style style:name="AuthorsTable.C4" style:family="table-cell">
      <style:table-cell-properties fo:padding="0.0382in" fo:border-left="0.05pt solid #000000" fo:border-right="none" fo:border-top="none" fo:border-bottom="0.05pt solid #000000"/>
    </style:style>
    <style:style style:name="AuthorsTable.D4" style:family="table-cell">
      <style:table-cell-properties fo:padding="0.0382in" fo:border-left="0.05pt solid #000000" fo:border-right="0.05pt solid #000000" fo:border-top="none" fo:border-bottom="0.05pt solid #000000"/>
    </style:style>
    <style:style style:name="Table1" style:family="table">
      <style:table-properties style:width="6.6979in" fo:margin-left="0in" table:align="left"/>
    </style:style>
    <style:style style:name="Table1.A" style:family="table-column">
      <style:table-column-properties style:column-width="1.4167in"/>
    </style:style>
    <style:style style:name="Table1.B" style:family="table-column">
      <style:table-column-properties style:column-width="1.1771in"/>
    </style:style>
    <style:style style:name="Table1.C" style:family="table-column">
      <style:table-column-properties style:column-width="1.7396in"/>
    </style:style>
    <style:style style:name="Table1.D" style:family="table-column">
      <style:table-column-properties style:column-width="2.3646in"/>
    </style:style>
    <style:style style:name="Table1.A1" style:family="table-cell">
      <style:table-cell-properties fo:background-color="#ffff00" fo:padding="0.0382in" fo:border-left="0.05pt solid #000000" fo:border-right="none" fo:border-top="none" fo:border-bottom="0.05pt solid #000000">
        <style:background-image/>
      </style:table-cell-properties>
    </style:style>
    <style:style style:name="Table1.D1"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4167in"/>
    </style:style>
    <style:style style:name="Table2.B" style:family="table-column">
      <style:table-column-properties style:column-width="1.1771in"/>
    </style:style>
    <style:style style:name="Table2.C" style:family="table-column">
      <style:table-column-properties style:column-width="1.7396in"/>
    </style:style>
    <style:style style:name="Table2.D" style:family="table-column">
      <style:table-column-properties style:column-width="2.3646in"/>
    </style:style>
    <style:style style:name="Table2.A1" style:family="table-cell">
      <style:table-cell-properties fo:background-color="#ffff00" fo:padding="0.0382in" fo:border-left="0.05pt solid #000000" fo:border-right="none" fo:border-top="none" fo:border-bottom="0.05pt solid #000000">
        <style:background-image/>
      </style:table-cell-properties>
    </style:style>
    <style:style style:name="Table2.D1"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01380" officeooo:paragraph-rsid="0011cd0f"/>
    </style:style>
    <style:style style:name="P2" style:family="paragraph" style:parent-style-name="Text_20_body">
      <style:text-properties officeooo:rsid="0011cd0f" officeooo:paragraph-rsid="00136cdc"/>
    </style:style>
    <style:style style:name="P3" style:family="paragraph" style:parent-style-name="Text_20_body">
      <style:text-properties officeooo:rsid="00136cdc" officeooo:paragraph-rsid="00136cdc"/>
    </style:style>
    <style:style style:name="P4" style:family="paragraph" style:parent-style-name="Text_20_body">
      <style:text-properties officeooo:rsid="00136cdc" officeooo:paragraph-rsid="0011cd0f"/>
    </style:style>
    <style:style style:name="P5" style:family="paragraph" style:parent-style-name="Text_20_body">
      <style:text-properties officeooo:rsid="00101380" officeooo:paragraph-rsid="00101380"/>
    </style:style>
    <style:style style:name="P6" style:family="paragraph" style:parent-style-name="Text_20_body">
      <style:text-properties officeooo:rsid="001499c5" officeooo:paragraph-rsid="001499c5"/>
    </style:style>
    <style:style style:name="P7" style:family="paragraph" style:parent-style-name="Text_20_body">
      <style:text-properties officeooo:rsid="00175f43" officeooo:paragraph-rsid="00175f43"/>
    </style:style>
    <style:style style:name="P8" style:family="paragraph" style:parent-style-name="Text_20_body">
      <style:text-properties officeooo:rsid="0017aea9" officeooo:paragraph-rsid="0017aea9"/>
    </style:style>
    <style:style style:name="P9" style:family="paragraph" style:parent-style-name="Text_20_body">
      <style:text-properties officeooo:rsid="0013b9b6" officeooo:paragraph-rsid="0013b9b6"/>
    </style:style>
    <style:style style:name="P10" style:family="paragraph" style:parent-style-name="Text_20_body">
      <style:text-properties officeooo:rsid="001968a3" officeooo:paragraph-rsid="001968a3"/>
    </style:style>
    <style:style style:name="P11" style:family="paragraph" style:parent-style-name="Subtitle">
      <style:text-properties officeooo:rsid="00101380" officeooo:paragraph-rsid="00101380"/>
    </style:style>
    <style:style style:name="P12" style:family="paragraph" style:parent-style-name="Table_20_Contents">
      <style:text-properties officeooo:rsid="0017aea9" officeooo:paragraph-rsid="0017aea9"/>
    </style:style>
    <style:style style:name="P13" style:family="paragraph" style:parent-style-name="Table_20_Contents">
      <style:text-properties officeooo:rsid="0017aea9" officeooo:paragraph-rsid="001968a3"/>
    </style:style>
    <style:style style:name="P14" style:family="paragraph" style:parent-style-name="Table_20_Contents">
      <style:text-properties officeooo:rsid="0017aea9" officeooo:paragraph-rsid="001aaf4b"/>
    </style:style>
    <style:style style:name="P15" style:family="paragraph" style:parent-style-name="Table_20_Contents">
      <style:text-properties officeooo:paragraph-rsid="001968a3"/>
    </style:style>
    <style:style style:name="P16" style:family="paragraph" style:parent-style-name="Table_20_Contents">
      <style:text-properties officeooo:rsid="001968a3" officeooo:paragraph-rsid="001968a3"/>
    </style:style>
    <style:style style:name="P17" style:family="paragraph" style:parent-style-name="Table_20_Contents">
      <style:text-properties officeooo:paragraph-rsid="001aaf4b"/>
    </style:style>
    <style:style style:name="P18" style:family="paragraph" style:parent-style-name="Table_20_Contents">
      <style:text-properties officeooo:rsid="001aaf4b" officeooo:paragraph-rsid="001aaf4b"/>
    </style:style>
    <style:style style:name="P19" style:family="paragraph" style:parent-style-name="List_20_1">
      <style:text-properties officeooo:paragraph-rsid="00101380"/>
    </style:style>
    <style:style style:name="P20" style:family="paragraph" style:parent-style-name="List_20_1">
      <style:text-properties officeooo:rsid="00101380" officeooo:paragraph-rsid="00101380"/>
    </style:style>
    <style:style style:name="P21" style:family="paragraph" style:parent-style-name="Coding">
      <style:text-properties officeooo:paragraph-rsid="0014e6ec"/>
    </style:style>
    <style:style style:name="P22" style:family="paragraph" style:parent-style-name="Coding">
      <style:text-properties officeooo:rsid="0014e6ec" officeooo:paragraph-rsid="0014e6ec"/>
    </style:style>
    <style:style style:name="P23" style:family="paragraph" style:parent-style-name="Coding">
      <style:text-properties officeooo:rsid="0014e6ec" officeooo:paragraph-rsid="001613a4"/>
    </style:style>
    <style:style style:name="P24" style:family="paragraph" style:parent-style-name="Coding">
      <style:text-properties officeooo:rsid="001613a4" officeooo:paragraph-rsid="001613a4"/>
    </style:style>
    <style:style style:name="P25" style:family="paragraph" style:parent-style-name="Coding">
      <style:text-properties officeooo:rsid="00175f43" officeooo:paragraph-rsid="00175f43"/>
    </style:style>
    <style:style style:name="P26" style:family="paragraph" style:parent-style-name="Standard">
      <style:text-properties officeooo:paragraph-rsid="001968a3"/>
    </style:style>
    <style:style style:name="P27" style:family="paragraph" style:parent-style-name="Standard">
      <style:text-properties officeooo:rsid="001aaf4b" officeooo:paragraph-rsid="001aaf4b"/>
    </style:style>
    <style:style style:name="P28" style:family="paragraph" style:parent-style-name="Standard">
      <style:text-properties officeooo:paragraph-rsid="001aaf4b"/>
    </style:style>
    <style:style style:name="P29" style:family="paragraph" style:parent-style-name="Contents_20_1">
      <style:paragraph-properties>
        <style:tab-stops>
          <style:tab-stop style:position="6.6929in" style:type="right" style:leader-style="dotted" style:leader-text="."/>
        </style:tab-stops>
      </style:paragraph-properties>
    </style:style>
    <style:style style:name="P30" style:family="paragraph" style:parent-style-name="Contents_20_2">
      <style:paragraph-properties>
        <style:tab-stops>
          <style:tab-stop style:position="6.4965in" style:type="right" style:leader-style="dotted" style:leader-text="."/>
        </style:tab-stops>
      </style:paragraph-properties>
    </style:style>
    <style:style style:name="P31" style:family="paragraph" style:parent-style-name="Text_20_body">
      <style:text-properties officeooo:rsid="00136cdc" officeooo:paragraph-rsid="00136cdc"/>
    </style:style>
    <style:style style:name="P32" style:family="paragraph" style:parent-style-name="Text_20_body">
      <style:text-properties officeooo:rsid="00136cdc" officeooo:paragraph-rsid="0011cd0f"/>
    </style:style>
    <style:style style:name="P33" style:family="paragraph" style:parent-style-name="Text_20_body">
      <style:text-properties officeooo:rsid="00101380" officeooo:paragraph-rsid="0011cd0f"/>
    </style:style>
    <style:style style:name="P34" style:family="paragraph" style:parent-style-name="Text_20_body">
      <style:text-properties officeooo:rsid="0011cd0f" officeooo:paragraph-rsid="00136cdc"/>
    </style:style>
    <style:style style:name="P35" style:family="paragraph" style:parent-style-name="Text_20_body">
      <style:text-properties officeooo:rsid="002115ef" officeooo:paragraph-rsid="002115ef"/>
    </style:style>
    <style:style style:name="P36" style:family="paragraph" style:parent-style-name="Text_20_body">
      <style:text-properties officeooo:rsid="00235088" officeooo:paragraph-rsid="00235088"/>
    </style:style>
    <style:style style:name="P37" style:family="paragraph" style:parent-style-name="Text_20_body" style:list-style-name="L8">
      <style:text-properties officeooo:rsid="00241c7a" officeooo:paragraph-rsid="00241c7a"/>
    </style:style>
    <style:style style:name="P38" style:family="paragraph" style:parent-style-name="Text_20_body">
      <style:text-properties officeooo:rsid="00241c7a" officeooo:paragraph-rsid="00241c7a"/>
    </style:style>
    <style:style style:name="P39" style:family="paragraph" style:parent-style-name="Text_20_body" style:list-style-name="L9">
      <style:text-properties officeooo:rsid="00241c7a" officeooo:paragraph-rsid="00241c7a"/>
    </style:style>
    <style:style style:name="P40" style:family="paragraph" style:parent-style-name="Text_20_body">
      <style:text-properties officeooo:rsid="00241c7a" officeooo:paragraph-rsid="0026c497"/>
    </style:style>
    <style:style style:name="P41" style:family="paragraph" style:parent-style-name="Text_20_body">
      <style:text-properties officeooo:rsid="0026c497" officeooo:paragraph-rsid="0026c497"/>
    </style:style>
    <style:style style:name="P42" style:family="paragraph" style:parent-style-name="Text_20_body" style:list-style-name="L10">
      <style:text-properties officeooo:rsid="0026c497" officeooo:paragraph-rsid="0026c497"/>
    </style:style>
    <style:style style:name="P43" style:family="paragraph" style:parent-style-name="Text_20_body">
      <style:text-properties officeooo:rsid="0027a603" officeooo:paragraph-rsid="0027a603"/>
    </style:style>
    <style:style style:name="P44" style:family="paragraph" style:parent-style-name="Heading_20_1">
      <style:text-properties officeooo:rsid="0013b9b6" officeooo:paragraph-rsid="0013b9b6"/>
    </style:style>
    <style:style style:name="P45" style:family="paragraph" style:parent-style-name="Heading_20_1">
      <style:paragraph-properties fo:break-before="page"/>
      <style:text-properties officeooo:rsid="00101380" officeooo:paragraph-rsid="00101380"/>
    </style:style>
    <style:style style:name="P46" style:family="paragraph" style:parent-style-name="List_20_1" style:list-style-name="L7"/>
    <style:style style:name="P47" style:family="paragraph" style:parent-style-name="List_20_1" style:list-style-name="L7">
      <style:text-properties officeooo:rsid="00101380" officeooo:paragraph-rsid="00101380"/>
    </style:style>
    <style:style style:name="P48"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4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1cd0f"/>
    </style:style>
    <style:style style:name="T2" style:family="text">
      <style:text-properties officeooo:rsid="0011cd0f"/>
    </style:style>
    <style:style style:name="T3" style:family="text">
      <style:text-properties officeooo:rsid="0014e6ec"/>
    </style:style>
    <style:style style:name="T4" style:family="text">
      <style:text-properties officeooo:rsid="001613a4"/>
    </style:style>
    <style:style style:name="T5" style:family="text">
      <style:text-properties officeooo:rsid="00175f43"/>
    </style:style>
    <style:style style:name="T6" style:family="text">
      <style:text-properties officeooo:rsid="0017aea9"/>
    </style:style>
    <style:style style:name="T7" style:family="text">
      <style:text-properties officeooo:rsid="0021feaa"/>
    </style:style>
    <style:style style:name="T8" style:family="text">
      <style:text-properties officeooo:rsid="00241c7a"/>
    </style:style>
    <style:style style:name="T9" style:family="text">
      <style:text-properties style:font-name="URW Palladio L" fo:font-weight="normal" style:font-size-asian="10.5pt"/>
    </style:style>
    <style:style style:name="T10" style:family="text">
      <style:text-properties style:font-name="DejaVu Sans Mono1" fo:font-size="10pt" fo:font-weight="bold" style:font-size-asian="10pt" style:font-weight-asian="bold" style:font-size-complex="10pt" style:font-weight-complex="bold"/>
    </style:style>
    <style:style style:name="T11" style:family="text">
      <style:text-properties officeooo:rsid="002533d9"/>
    </style:style>
    <style:style style:name="T12" style:family="text">
      <style:text-properties officeooo:rsid="0027a603"/>
    </style:style>
    <style:style style:name="T13" style:family="text">
      <style:text-properties fo:font-variant="normal" fo:text-transform="none" style:use-window-font-color="true" style:text-outline="false" style:text-line-through-style="none" style:text-line-through-typ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changed-region xml:id="ct53586368" text:id="ct53586368">
          <text:deletion>
            <office:change-info>
              <dc:creator>Unknown Author</dc:creator>
              <dc:date>2015-07-03T14:12:00</dc:date>
            </office:change-info>
            <text:p text:style-name="P1">L'applicazione mostrerà in fase di start uno splashscreen e al termine del caricamento dei dati di avvio verrà mostrata una schermata generica con la lista di oggetti <text:span text:style-name="T1">recentemente inserita e una loro preview. Nel menu in basso a destra</text:span><text:span text:style-name="T1"><office:annotation><dc:creator>Roberto Gatti</dc:creator><dc:date>2015-06-13T14:49:21</dc:date><text:list text:style-name=""><text:list-item><text:p text:style-name="P48"><text:span text:style-name="T13">L'idea è quella di usare il material design, quindi in basso a destra ho la matitina...</text:span></text:p></text:list-item></text:list></office:annotation></text:span><text:span text:style-name="T1"> verranno inserite le voci di aggiunta di un nuovo oggetto o di ricerca. </text:span></text:p>
            <text:p text:style-name="P2">Col trascinamento dal bordo sinistro è possibile aprire un menu con diverse voci tra cui le impostazioni generali dell'applicazione e altre informazioni generali dell'applicazione.</text:p>
            <text:p text:style-name="P3">Per la ricerca verrà messa a disposizione un'activity, suddivisa in due parti: una con I filtri da inserire (che cambieranno in base al tipo oggetto da ricercare), e una con I risultati della ricerca. Qualora venissero trovati risultati, la parte con I filtri dovrà automaticamente nascondersi, dando comunque la possibilità di essere riaperta. Dovranno essere presenti dei criteri di ordinamento.</text:p>
            <text:p text:style-name="P4">Per l'inserimento invece, l'activity sarà la stessa della ricerca.</text:p>
          </text:deletion>
        </text:changed-region>
        <text:changed-region xml:id="ct49413104" text:id="ct49413104">
          <text:insertion>
            <office:change-info>
              <dc:creator>Unknown Author</dc:creator>
              <dc:date>2015-07-03T14:13:00</dc:date>
            </office:change-info>
          </text:insertion>
        </text:changed-region>
        <text:changed-region xml:id="ct53060144" text:id="ct53060144">
          <text:insertion>
            <office:change-info>
              <dc:creator>Unknown Author</dc:creator>
              <dc:date>2015-07-03T14:14:00</dc:date>
            </office:change-info>
          </text:insertion>
        </text:changed-region>
        <text:changed-region xml:id="ct49148400" text:id="ct49148400">
          <text:insertion>
            <office:change-info>
              <dc:creator>Unknown Author</dc:creator>
              <dc:date>2015-07-03T14:29:00</dc:date>
            </office:change-info>
          </text:insertion>
        </text:changed-region>
        <text:changed-region xml:id="ct53189040" text:id="ct53189040">
          <text:insertion>
            <office:change-info>
              <dc:creator>Unknown Author</dc:creator>
              <dc:date>2015-07-03T14:30:00</dc:date>
            </office:change-info>
          </text:insertion>
        </text:changed-region>
        <text:changed-region xml:id="ct50596336" text:id="ct50596336">
          <text:insertion>
            <office:change-info>
              <dc:creator>Unknown Author</dc:creator>
              <dc:date>2015-07-03T16:09:00</dc:date>
            </office:change-info>
          </text:insertion>
        </text:changed-region>
        <text:changed-region xml:id="ct49890848" text:id="ct49890848">
          <text:insertion>
            <office:change-info>
              <dc:creator>Unknown Author</dc:creator>
              <dc:date>2015-07-03T16:10:00</dc:date>
            </office:change-info>
          </text:insertion>
        </text:changed-region>
        <text:changed-region xml:id="ct53857264" text:id="ct53857264">
          <text:insertion>
            <office:change-info>
              <dc:creator>Unknown Author</dc:creator>
              <dc:date>2015-07-03T16:12:00</dc:date>
            </office:change-info>
          </text:insertion>
        </text:changed-region>
        <text:changed-region xml:id="ct52079616" text:id="ct52079616">
          <text:insertion>
            <office:change-info>
              <dc:creator>Unknown Author</dc:creator>
              <dc:date>2015-07-03T16:13:00</dc:date>
            </office:change-info>
          </text:insertion>
        </text:changed-region>
        <text:changed-region xml:id="ct53772080" text:id="ct53772080">
          <text:insertion>
            <office:change-info>
              <dc:creator>Unknown Author</dc:creator>
              <dc:date>2015-07-03T16:14:00</dc:date>
            </office:change-info>
          </text:insertion>
        </text:changed-region>
        <text:changed-region xml:id="ct49399792" text:id="ct49399792">
          <text:insertion>
            <office:change-info>
              <dc:creator>Unknown Author</dc:creator>
              <dc:date>2015-07-03T16: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ultActive</text:p>
      <text:p text:style-name="P11">Un'applicazione per gestire la tua collezione di libri, musica e articoli</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9"><text:a xlink:type="simple" xlink:href="#__RefHeading__241_386422294" text:style-name="Internet_20_link" text:visited-style-name="Visited_20_Internet_20_Link">Funzionalità dell'applicazione<text:tab/>2</text:a></text:p>
          <text:p text:style-name="P29"><text:a xlink:type="simple" xlink:href="#__RefHeading__243_386422294" text:style-name="Internet_20_link" text:visited-style-name="Visited_20_Internet_20_Link">Struttura di navigazione<text:tab/>2</text:a></text:p>
          <text:p text:style-name="P29"><text:a xlink:type="simple" xlink:href="#__RefHeading__245_386422294" text:style-name="Internet_20_link" text:visited-style-name="Visited_20_Internet_20_Link">Analisi tecnica<text:tab/>2</text:a></text:p>
          <text:p text:style-name="P30"><text:a xlink:type="simple" xlink:href="#__RefHeading__247_386422294" text:style-name="Internet_20_link" text:visited-style-name="Visited_20_Internet_20_Link">Oggetti dell'applicazione<text:tab/>2</text:a></text:p>
          <text:p text:style-name="P30"><text:a xlink:type="simple" xlink:href="#__RefHeading__249_386422294" text:style-name="Internet_20_link" text:visited-style-name="Visited_20_Internet_20_Link">Struttura database<text:tab/>4</text:a></text:p>
        </text:index-body>
      </text:table-of-content>
      <text:p text:style-name="P5"/>
      <text:h text:style-name="P45" text:outline-level="1"><text:bookmark-start text:name="__RefHeading__241_386422294"/>Funzionalità dell'applicazione<text:bookmark-end text:name="__RefHeading__241_386422294"/></text:h>
      <text:p text:style-name="P5">L'applicazione permetterà di registrare, catalogare e valutare la propria collezione di attività culturali. Verrà consentito di registrare:</text:p>
      <text:list xml:id="list1781559197673149268" text:style-name="L7">
        <text:list-item>
          <text:p text:style-name="P46">Libri</text:p>
        </text:list-item>
        <text:list-item>
          <text:p text:style-name="P47">Articoli di giornali, riviste, ecc</text:p>
        </text:list-item>
        <text:list-item>
          <text:p text:style-name="P47">Musica</text:p>
        </text:list-item>
        <text:list-item>
          <text:p text:style-name="P47">Film e programmi radiotelevisivi in generale</text:p>
        </text:list-item>
      </text:list>
      <text:p text:style-name="P19"/>
      <text:p text:style-name="P20">Ma sarà consentito all'utente di aggiungere altri tipi di oggetti<office:annotation><dc:creator>Roberto Gatti</dc:creator><dc:date>2015-06-13T14:43:14</dc:date><text:list text:style-name=""><text:list-item><text:p text:style-name="P48"><text:span text:style-name="T13">Da capire.</text:span></text:p></text:list-item></text:list></office:annotation>.</text:p>
      <text:p text:style-name="P20"/>
      <text:h text:style-name="Heading_20_1" text:outline-level="1"><text:bookmark-start text:name="__RefHeading__243_386422294"/>Struttura di navigazione<text:bookmark-end text:name="__RefHeading__243_386422294"/></text:h>
      <text:p text:style-name="P4"><text:change text:change-id="ct53586368"/><text:change-start text:change-id="ct49413104"/></text:p>
      <text:h text:style-name="Heading_20_2" text:outline-level="2">Splashscreen</text:h>
      <text:p text:style-name="P35">L'applicazione presenterà all'avvio uno splashscreen: durante la sua visualizzazione verranno fatte tutte le attività di caricamento dati necessari all'app per il suo funzionamento. </text:p>
      <text:h text:style-name="Heading_20_2" text:outline-level="2"><text:change-end text:change-id="ct49413104"/><text:change-start text:change-id="ct53060144"/>Main Activity</text:h>
      <text:p text:style-name="P35">La prima schermata interattiva dell'applicazione, mostra una serie<office:annotation><dc:creator>Unknown Author</dc:creator><dc:date>2015-07-03T16:10:38.110742919</dc:date><text:list text:continue-numbering="true" text:style-name=""><text:list-item><text:p text:style-name="P49"><text:span text:style-name="T14">Valutare se inserire una expandablelistview con le varie categorie di oggetti (libri, articoli, film, musica, ...)</text:span></text:p></text:list-item></text:list></office:annotation> di <text:change-end text:change-id="ct53060144"/><text:change-start text:change-id="ct49148400"/><text:span text:style-name="T7">recensioni recenti, riportando per ciascuna </text:span><text:change-end text:change-id="ct49148400"/><text:change-start text:change-id="ct53189040"/><text:span text:style-name="T7">di esse la tipologia di oggetto recensito, la valutazione e l'autore. Viene anche mostrato un breve riassunto di </text:span><text:change-end text:change-id="ct53189040"/><text:change-start text:change-id="ct50596336"/><text:span text:style-name="T7">ogni recensione</text:span><text:change-end text:change-id="ct50596336"/><text:change-start text:change-id="ct49890848"/><text:span text:style-name="T7">. La lista sarà composta da due layout</text:span><text:span text:style-name="T7"><office:annotation><dc:creator>Unknown Author</dc:creator><dc:date>2015-07-03T16:16:14.090236040</dc:date><text:list text:continue-numbering="true" text:style-name=""><text:list-item><text:p text:style-name="P49"><text:span text:style-name="T14">In stile greader</text:span></text:p></text:list-item></text:list></office:annotation></text:span><text:span text:style-name="T7"> “a scorrimento”. Il primo riporterà le varie categorie di oggetti censite nell'applicazione comprensivo di:</text:span></text:p>
      <text:list xml:id="list5084851252286494376" text:style-name="L9">
        <text:list-item>
          <text:p text:style-name="P39"><text:soft-page-break/>numero totale recensioni</text:p>
        </text:list-item>
        <text:list-item>
          <text:p text:style-name="P39">punteggio medio recensioni</text:p>
        </text:list-item>
        <text:list-item>
          <text:p text:style-name="P39">un ulteriore tasto di informazione che rimanda all'activity <text:span text:style-name="T10">ActivityCategoryDetails</text:span>.</text:p>
        </text:list-item>
      </text:list>
      <text:p text:style-name="P40">Alla selezione di una delle categorie impostate seguirà, con uno slide da destra verso sinistra, l'apertura di un nuovo pannello, che presenta tutte le recensioni di quel tipo di oggetti. Qui sarà possibile filtrare genericamente con un campo di testo o specificando alcune parole chiave (cfr <text:a xlink:type="simple" xlink:href="#2.2.1.Strumenti di ricerca|outline" text:style-name="Internet_20_link" text:visited-style-name="Visited_20_Internet_20_Link">Strumenti di Ricerca</text:a>). <text:span text:style-name="T11">Ogni singolo item della lista presenterà autore, titolo, data ultima modifica, voto e una preview del testo della recensione. Sarà anche possibile flaggare le recensioni come work in progress, per identificare subito quali necessitano di revisione.</text:span></text:p>
      <text:p text:style-name="P43">Sulla action bar sarà presente la casella di testo per la ricerca, mentre un menu di navigazione (per spostarsi sulle activity di dettaglio autori/categorie) e un menu di aggiunta recensione sarà disponibile tramite scorrimento laterale (da sinistra verso destra<office:annotation><dc:creator>Unknown Author</dc:creator><dc:date>2015-07-03T17:05:28.704812892</dc:date><text:list text:style-name=""><text:list-item><text:p text:style-name="P49"><text:span text:style-name="T14">Menu standard in material design</text:span></text:p></text:list-item></text:list></office:annotation>).</text:p>
      <text:h text:style-name="Heading_20_2" text:outline-level="2">Dettaglio recensione</text:h>
      <text:p text:style-name="P41">Questa pagina presenterà tutti <text:span text:style-name="T9">I</text:span> dati della recensione selezionata. Sarà possibile:</text:p>
      <text:list xml:id="list4227518896721656576" text:style-name="L10">
        <text:list-item>
          <text:p text:style-name="P42">Modificarne il testo </text:p>
        </text:list-item>
        <text:list-item>
          <text:p text:style-name="P42">Modificarne autore e rating della recensione</text:p>
        </text:list-item>
        <text:list-item>
          <text:p text:style-name="P42">Aggiungere o rimuovere note</text:p>
        </text:list-item>
      </text:list>
      <text:p text:style-name="P41">Da questa pagina è anche possibile passare alla schermata di dettaglio de<text:span text:style-name="T12">ll'autore/gruppo.</text:span></text:p>
      <text:h text:style-name="Heading_20_3" text:outline-level="3">Strumenti di ricerca</text:h>
      <text:p text:style-name="P36">Sarà possibile eseguire ricerche all'interno degli oggetti in lista<text:change-end text:change-id="ct49890848"/><text:change-start text:change-id="ct53857264"/> <text:span text:style-name="T8">tramite una apposita casella di testo. Specificando delle parole chiave, la ricerca verrà eseguita in un particolare campo dell'oggetto. L</text:span><text:change-end text:change-id="ct53857264"/><text:change-start text:change-id="ct52079616"/><text:span text:style-name="T8">e parole chiave sono le seguenti:</text:span></text:p>
      <text:list xml:id="list3494031122254803287" text:style-name="L8">
        <text:list-item>
          <text:p text:style-name="P37">text( <text:span text:style-name="T9">…</text:span> ): esegue ricerca sul testo della recensione;</text:p>
        </text:list-item>
        <text:list-item>
          <text:p text:style-name="P37">auth( <text:span text:style-name="T9">…</text:span> ): filtro su autore recensione;</text:p>
        </text:list-item>
        <text:list-item>
          <text:p text:style-name="P37"><text:change-end text:change-id="ct52079616"/><text:change-start text:change-id="ct53772080"/>value ( <text:span text:style-name="T9">…</text:span> ): filtro su valore rece<text:change-end text:change-id="ct53772080"/><text:change-start text:change-id="ct49399792"/>nsione.</text:p>
        </text:list-item>
      </text:list>
      <text:p text:style-name="P38"><text:change-end text:change-id="ct49399792"/></text:p>
      <text:h text:style-name="P44" text:outline-level="1"><text:bookmark-start text:name="__RefHeading__245_386422294"/><text:soft-page-break/>Analisi tecnica<text:bookmark-end text:name="__RefHeading__245_386422294"/></text:h>
      <text:h text:style-name="Heading_20_2" text:outline-level="2"><text:bookmark-start text:name="__RefHeading__247_386422294"/>Oggetti dell'applicazione<office:annotation><dc:creator>Roberto Gatti</dc:creator><dc:date>2015-06-13T15:44:25</dc:date><text:list text:style-name=""><text:list-item><text:p text:style-name="P48"><text:span text:style-name="T13">Brainstorming version!</text:span></text:p></text:list-item></text:list></office:annotation><text:bookmark-end text:name="__RefHeading__247_386422294"/></text:h>
      <text:p text:style-name="P6">Sostanzialmente si avrà un oggetto base astratto, dotato di una serie di autori (almeno uno), un punteggio, un titolo ed una serie di note. Poi, ogni tipologia di oggetto avrà I suoi specifici campi. </text:p>
      <text:p text:style-name="P8">Per quanto riguarda gli autori, si avrà una classe astratta</text:p>
      <text:p text:style-name="Coding">AuthorBean { <text:s/>} </text:p>
      <text:p text:style-name="P6">che rappresenta un autore. <text:span text:style-name="T3">Questo può essere una singola persona od un gruppo di persone, rispettivamente rappresentate dalle due sottoclassi</text:span>:</text:p>
      <text:p text:style-name="Coding">PersonBean { Name, Surname } </text:p>
      <text:p text:style-name="Coding">GroupBean { List&lt;<text:span text:style-name="T5">Person</text:span>Bean&gt;, <text:span text:style-name="T5">YearBorn</text:span> <text:s/>}</text:p>
      <text:p text:style-name="P6">ed eventualmente in fase di valutazione sarà possibile inserire nuovi elementi del gruppo e impostare tra tutti quali fossero realmente I membri in quel momento. Sia ai gruppi che ai singoli autori sarà possibile associare una serie di note. </text:p>
      <text:p text:style-name="P6">Ci sarà naturalmente un oggetto, astratto, che identifica “l'opera”:</text:p>
      <text:p text:style-name="Coding">OperaBean { OperaType, Name, Rating, <text:span text:style-name="T5">Attached, AuthorBean</text:span> }</text:p>
      <text:p text:style-name="P6">che sarà estendibile dagli oggetti reali. <text:span text:style-name="T5">Il campo attached conterrà eventuali immagini a supporto dell'opera.</text:span> Di default saranno creati I seguenti:</text:p>
      <text:p text:style-name="P21">OperaFilmBean</text:p>
      <text:p text:style-name="P21">{ </text:p>
      <text:p text:style-name="P21"><text:s text:c="4"/><text:span text:style-name="T3">OperType</text:span> = OperaType.FILM, </text:p>
      <text:p text:style-name="P22"><text:s text:c="4"/>Director [AuthorBean],</text:p>
      <text:p text:style-name="P21"><text:s text:c="4"/>...</text:p>
      <text:p text:style-name="P22">}</text:p>
      <text:p text:style-name="P22"/>
      <text:p text:style-name="P22">OperaMusicSongBean</text:p>
      <text:p text:style-name="P22">{</text:p>
      <text:p text:style-name="P22"><text:tab/>Opera<text:span text:style-name="T4">Type = OperaType.MUSIC_SONG</text:span></text:p>
      <text:p text:style-name="P23"><text:tab/><text:span text:style-name="T4">Title</text:span></text:p>
      <text:p text:style-name="P22"><text:tab/><text:span text:style-name="T4">Time</text:span></text:p>
      <text:p text:style-name="P22"><text:tab/><text:span text:style-name="T4">Genre</text:span></text:p>
      <text:p text:style-name="P22"><text:tab/><text:span text:style-name="T4">Lyric</text:span></text:p>
      <text:p text:style-name="P22">}</text:p>
      <text:p text:style-name="P22"/>
      <text:p text:style-name="P24">OperaMusicAlbumBean</text:p>
      <text:p text:style-name="P24">{</text:p>
      <text:p text:style-name="P24"><text:tab/>OperaType = OperaType.MUSIC_ALBUM</text:p>
      <text:p text:style-name="P24"><text:tab/>Title</text:p>
      <text:p text:style-name="P24"><text:tab/>Producer</text:p>
      <text:p text:style-name="P24"><text:tab/>Time</text:p>
      <text:p text:style-name="P24"><text:tab/>Genre</text:p>
      <text:p text:style-name="P24">}</text:p>
      <text:p text:style-name="P24"><text:soft-page-break/></text:p>
      <text:p text:style-name="P25">OperaArticleBean</text:p>
      <text:p text:style-name="P25">{</text:p>
      <text:p text:style-name="P25"><text:tab/>OperaType = OperaType.ARTICLE</text:p>
      <text:p text:style-name="P25"><text:tab/>Genre</text:p>
      <text:p text:style-name="P25"><text:tab/>Title</text:p>
      <text:p text:style-name="P25"><text:tab/>Link<text:tab/></text:p>
      <text:p text:style-name="P25">}</text:p>
      <text:p text:style-name="P25"/>
      <text:p text:style-name="P7">In aggiunta a queste classi ce ne saranno alcune di utilità. Saranno quindi presenti:</text:p>
      <text:p text:style-name="Coding">BaseCABean { Id, Note<text:span text:style-name="T6">s</text:span>List }</text:p>
      <text:p text:style-name="P8">oggetto base dell'applicazione da cui tutti gli altri bean erediteranno. È naturalmente un oggetto astratto. Per quanto riguarda le note, esse saranno rappresentate dalla classe:</text:p>
      <text:p text:style-name="Coding">NoteBean { Id, Text }</text:p>
      <text:h text:style-name="Heading_20_2" text:outline-level="2"><text:bookmark-start text:name="__RefHeading__249_386422294"/>Struttura database<text:bookmark-end text:name="__RefHeading__249_386422294"/></text:h>
      <text:p text:style-name="P9">Il database sarà strutturato con una serie di tabelle, ciascuna per una tipologia di oggetto. <text:span text:style-name="T6">Così per gli oggetti si avrà la struttura tabellare seguente:</text:span></text:p>
      <text:h text:style-name="Heading_20_3" text:outline-level="3">Tabelle autori</text:h>
      <text:p text:style-name="P10">Per gli autori sono definite tre tabelle. Una relativa agli autori nominali:</text:p>
      <table:table table:name="AuthorsTable" table:style-name="AuthorsTable">
        <table:table-column table:style-name="AuthorsTable.A"/>
        <table:table-column table:style-name="AuthorsTable.B"/>
        <table:table-column table:style-name="AuthorsTable.C"/>
        <table:table-column table:style-name="AuthorsTable.D"/>
        <table:table-row>
          <table:table-cell table:style-name="AuthorsTable.A1" office:value-type="string">
            <text:p text:style-name="P12">NOME CAMPO</text:p>
          </table:table-cell>
          <table:table-cell table:style-name="AuthorsTable.A1" office:value-type="string">
            <text:p text:style-name="P12">TIPO CAMPO</text:p>
          </table:table-cell>
          <table:table-cell table:style-name="AuthorsTable.A1" office:value-type="string">
            <text:p text:style-name="P12">FLAG</text:p>
          </table:table-cell>
          <table:table-cell table:style-name="AuthorsTable.D1" office:value-type="string">
            <text:p text:style-name="P12">NOTE</text:p>
          </table:table-cell>
        </table:table-row>
        <table:table-row>
          <table:table-cell table:style-name="AuthorsTable.A4" office:value-type="string">
            <text:p text:style-name="P12">ID</text:p>
          </table:table-cell>
          <table:table-cell table:style-name="AuthorsTable.B4" office:value-type="string">
            <text:p text:style-name="P12">Int</text:p>
          </table:table-cell>
          <table:table-cell table:style-name="AuthorsTable.C4" office:value-type="string">
            <text:p text:style-name="P12">Pk, serial</text:p>
          </table:table-cell>
          <table:table-cell table:style-name="AuthorsTable.D4" office:value-type="string">
            <text:p text:style-name="P12">Id univoco</text:p>
          </table:table-cell>
        </table:table-row>
        <table:table-row>
          <table:table-cell table:style-name="AuthorsTable.A4" office:value-type="string">
            <text:p text:style-name="P12">NAME</text:p>
          </table:table-cell>
          <table:table-cell table:style-name="AuthorsTable.B4" office:value-type="string">
            <text:p text:style-name="P12">String</text:p>
          </table:table-cell>
          <table:table-cell table:style-name="AuthorsTable.C4" office:value-type="string">
            <text:p text:style-name="Table_20_Contents"/>
          </table:table-cell>
          <table:table-cell table:style-name="AuthorsTable.D4" office:value-type="string">
            <text:p text:style-name="Table_20_Contents"/>
          </table:table-cell>
        </table:table-row>
        <table:table-row>
          <table:table-cell table:style-name="AuthorsTable.A4" office:value-type="string">
            <text:p text:style-name="P12">SURNAME</text:p>
          </table:table-cell>
          <table:table-cell table:style-name="AuthorsTable.B4" office:value-type="string">
            <text:p text:style-name="P12">String</text:p>
          </table:table-cell>
          <table:table-cell table:style-name="AuthorsTable.C4" office:value-type="string">
            <text:p text:style-name="Table_20_Contents"/>
          </table:table-cell>
          <table:table-cell table:style-name="AuthorsTable.D4" office:value-type="string">
            <text:p text:style-name="Table_20_Contents"/>
          </table:table-cell>
        </table:table-row>
      </table:table>
      <text:p text:style-name="Standard"/>
      <text:p text:style-name="P10">Una relativa ai gruppi:</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3">NOME CAMPO</text:p>
          </table:table-cell>
          <table:table-cell table:style-name="Table1.A1" office:value-type="string">
            <text:p text:style-name="P13">TIPO CAMPO</text:p>
          </table:table-cell>
          <table:table-cell table:style-name="Table1.A1" office:value-type="string">
            <text:p text:style-name="P13">FLAG</text:p>
          </table:table-cell>
          <table:table-cell table:style-name="Table1.D1" office:value-type="string">
            <text:p text:style-name="P13">NOTE</text:p>
          </table:table-cell>
        </table:table-row>
        <table:table-row>
          <table:table-cell table:style-name="Table1.A4" office:value-type="string">
            <text:p text:style-name="P13">ID</text:p>
          </table:table-cell>
          <table:table-cell table:style-name="Table1.B4" office:value-type="string">
            <text:p text:style-name="P13">Intero</text:p>
          </table:table-cell>
          <table:table-cell table:style-name="Table1.C4" office:value-type="string">
            <text:p text:style-name="P13">Pk, serial</text:p>
          </table:table-cell>
          <table:table-cell table:style-name="Table1.D4" office:value-type="string">
            <text:p text:style-name="P13">Id univoco</text:p>
          </table:table-cell>
        </table:table-row>
        <table:table-row>
          <table:table-cell table:style-name="Table1.A4" office:value-type="string">
            <text:p text:style-name="P13">NAME</text:p>
          </table:table-cell>
          <table:table-cell table:style-name="Table1.B4" office:value-type="string">
            <text:p text:style-name="P13">String</text:p>
          </table:table-cell>
          <table:table-cell table:style-name="Table1.C4" office:value-type="string">
            <text:p text:style-name="P15"/>
          </table:table-cell>
          <table:table-cell table:style-name="Table1.D4" office:value-type="string">
            <text:p text:style-name="P15"/>
          </table:table-cell>
        </table:table-row>
        <table:table-row>
          <table:table-cell table:style-name="Table1.A4" office:value-type="string">
            <text:p text:style-name="P16">YEAR</text:p>
          </table:table-cell>
          <table:table-cell table:style-name="Table1.B4" office:value-type="string">
            <text:p text:style-name="P16">Int</text:p>
          </table:table-cell>
          <table:table-cell table:style-name="Table1.C4" office:value-type="string">
            <text:p text:style-name="P15"/>
          </table:table-cell>
          <table:table-cell table:style-name="Table1.D4" office:value-type="string">
            <text:p text:style-name="P15"/>
          </table:table-cell>
        </table:table-row>
      </table:table>
      <text:p text:style-name="P26"/>
      <text:p text:style-name="P27">E una che registra le relazioni tra gli autori singoli e gli eventuali gruppi:</text:p>
      <text:p text:style-name="P27"/>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4">NOME CAMPO</text:p>
          </table:table-cell>
          <table:table-cell table:style-name="Table2.A1" office:value-type="string">
            <text:p text:style-name="P14">TIPO CAMPO</text:p>
          </table:table-cell>
          <table:table-cell table:style-name="Table2.A1" office:value-type="string">
            <text:p text:style-name="P14">FLAG</text:p>
          </table:table-cell>
          <table:table-cell table:style-name="Table2.D1" office:value-type="string">
            <text:p text:style-name="P14">NOTE</text:p>
          </table:table-cell>
        </table:table-row>
        <table:table-row>
          <table:table-cell table:style-name="Table2.A4" office:value-type="string">
            <text:p text:style-name="P14">ID</text:p>
          </table:table-cell>
          <table:table-cell table:style-name="Table2.B4" office:value-type="string">
            <text:p text:style-name="P14">Int</text:p>
          </table:table-cell>
          <table:table-cell table:style-name="Table2.C4" office:value-type="string">
            <text:p text:style-name="P14">Pk, serial</text:p>
          </table:table-cell>
          <table:table-cell table:style-name="Table2.D4" office:value-type="string">
            <text:p text:style-name="P14">Id univoco degli oggetti</text:p>
          </table:table-cell>
        </table:table-row>
        <table:table-row>
          <table:table-cell table:style-name="Table2.A4" office:value-type="string">
            <text:p text:style-name="P18">A_ID</text:p>
          </table:table-cell>
          <table:table-cell table:style-name="Table2.B4" office:value-type="string">
            <text:p text:style-name="P18">Int</text:p>
          </table:table-cell>
          <table:table-cell table:style-name="Table2.C4" office:value-type="string">
            <text:p text:style-name="P17"/>
          </table:table-cell>
          <table:table-cell table:style-name="Table2.D4" office:value-type="string">
            <text:p text:style-name="P17"/>
          </table:table-cell>
        </table:table-row>
        <table:table-row>
          <table:table-cell table:style-name="Table2.A4" office:value-type="string">
            <text:p text:style-name="P18">G_ID</text:p>
          </table:table-cell>
          <table:table-cell table:style-name="Table2.B4" office:value-type="string">
            <text:p text:style-name="P18">Int</text:p>
          </table:table-cell>
          <table:table-cell table:style-name="Table2.C4" office:value-type="string">
            <text:p text:style-name="P17"/>
          </table:table-cell>
          <table:table-cell table:style-name="Table2.D4" office:value-type="string">
            <text:p text:style-name="P17"/>
          </table:table-cell>
        </table:table-row>
      </table:table>
      <text:p text:style-name="P28"><text:soft-page-break/></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URW Palladio L" svg:font-family="'URW Palladio L'" style:font-adornments="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URW Palladio L" fo:font-family="'URW Palladio L'" style:font-style-name="Roman" style:font-pitch="variable" fo:font-weight="normal" style:font-size-asian="10.5pt"/>
    </style:style>
    <style:style style:name="Heading" style:family="paragraph" style:parent-style-name="Standard" style:next-style-name="Text_20_body" style:auto-update="true" style:class="text" style:master-page-name="">
      <style:paragraph-properties fo:margin-top="0.1665in" fo:margin-bottom="0.0835in" loext:contextual-spacing="false" style:page-number="auto" fo:keep-with-next="always"/>
      <style:text-properties style:font-name="URW Palladio L" fo:font-family="'URW Palladio L'" style:font-style-name="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variant="small-caps" fo:font-size="28pt" fo:text-shadow="1pt 1pt" style:text-underline-style="solid" style:text-underline-width="bold" style:text-underline-color="#1c1c1c"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808080" fo:font-size="13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1" style:display-name="List 1" style:family="paragraph" style:parent-style-name="List" style:class="list">
      <style:paragraph-properties fo:margin-left="0.252in" fo:margin-right="0in" fo:margin-top="0in" fo:margin-bottom="0in" loext:contextual-spacing="true" fo:line-height="100%" fo:text-indent="-0.2362in" style:auto-text-indent="false">
        <style:tab-stops/>
      </style:paragraph-properties>
    </style:style>
    <style:style style:name="Coding" style:family="paragraph" style:parent-style-name="Text_20_body" style:class="text">
      <style:paragraph-properties fo:margin-top="0.0783in" fo:margin-bottom="0.1575in" loext:contextual-spacing="true" fo:line-height="100%" fo:text-align="start" style:justify-single-word="false">
        <style:tab-stops/>
      </style:paragraph-properties>
      <style:text-properties style:font-name="DejaVu Sans Mono" fo:font-family="'DejaVu Sans Mono'" style:font-style-name="Bold" style:font-family-generic="modern" style:font-pitch="fixed" fo:font-size="10.5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o Gatti</meta:initial-creator>
    <meta:creation-date>2015-06-13T14:29:10.603392721</meta:creation-date>
    <dc:date>2015-07-03T17:05:36.502428672</dc:date>
    <meta:editing-duration>PT3H1M31S</meta:editing-duration>
    <meta:editing-cycles>13</meta:editing-cycles>
    <meta:generator>LibreOffice/4.3.3.2$Linux_X86_64 LibreOffice_project/430m0$Build-2</meta:generator>
    <meta:document-statistic meta:table-count="3" meta:image-count="0" meta:object-count="0" meta:page-count="6" meta:paragraph-count="123" meta:word-count="762" meta:character-count="5070" meta:non-whitespace-character-count="4407"/>
  </office:meta>
</office:document-meta>
</file>

<file path=VersionList.xml><?xml version="1.0" encoding="utf-8"?>
<VL:version-list xmlns:dc="http://purl.org/dc/elements/1.1/" xmlns:VL="http://openoffice.org/2001/versions-list">
  <VL:version-entry VL:title="Version1" VL:comment="roberto.gatti" VL:creator="" dc:date-time="2015-07-03T14:10:41"/>
</VL:version-list>
</file>